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7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88.24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5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  <style:style style:name="ce5" style:family="table-cell" style:parent-style-name="Default">
      <style:map style:condition="cell-content()=&quot;n&quot;" style:apply-style-name="Error" style:base-cell-address="Brut.F1"/>
      <style:map style:condition="cell-content()=&quot;o&quot;" style:apply-style-name="Good" style:base-cell-address="Brut.F1"/>
    </style:style>
    <style:style style:name="ce9" style:family="table-cell" style:parent-style-name="Default">
      <style:map style:condition="cell-content()=&quot;n&quot;" style:apply-style-name="Error" style:base-cell-address="Corrigé.F1"/>
      <style:map style:condition="cell-content()=&quot;o&quot;" style:apply-style-name="Good" style:base-cell-address="Corrigé.F1"/>
    </style:style>
    <style:style style:name="ce10" style:family="table-cell" style:parent-style-name="Default">
      <style:text-properties fo:font-weight="bold" style:font-weight-asian="bold" style:font-weight-complex="bold"/>
      <style:map style:condition="cell-content()=[.$A1]" style:apply-style-name="Neutral" style:base-cell-address="Corrigé.G1"/>
    </style:style>
    <style:style style:name="ce11" style:family="table-cell" style:parent-style-name="Default">
      <style:map style:condition="cell-content()=[.$A1]" style:apply-style-name="Neutral" style:base-cell-address="Corrigé.G1"/>
    </style:style>
    <style:style style:name="ce12" style:family="table-cell" style:parent-style-name="Default" style:data-style-name="N122"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Br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5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office:value-type="string" calcext:value-type="string">
            <text:p>Comprend un partic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-N/A-Dep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-N/A-Pass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-N/A-SemDep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-N/A-Act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-N/A-Dep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-N/A-SemDe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Fut-Act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Fut-De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res-Act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res-Dep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res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res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FutAnt-Act</text:p>
          </table:table-cell>
          <table:table-cell office:value-type="float" office:value="0.89" calcext:value-type="float">
            <text:p>0.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FutAnt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FutAn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Fut-Act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Fut-Dep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Fut-Pass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Fut-SemDe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Impa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Impa-Dep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Impa-Pass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Impa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f-Act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f-Dep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f-Pass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f-SemDep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iFu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iPerf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iPqp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eriPqp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qp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qp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qp-Pass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qp-SemDep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res-Act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8453" calcext:value-type="float">
            <text:p>845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res-Dep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res-Pass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-Pres-SemDep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Fut-Act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Fut-Dep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Fu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Fut-SemDep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erf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erf-Dep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erf-Pass</text:p>
          </table:table-cell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erf-SemDep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eriFut-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eriPqp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res-Act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res-Dep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res-Pass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-Pres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Fut-Act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Fut-Dep</text:p>
          </table:table-cell>
          <table:table-cell office:value-type="float" office:value="0.72" calcext:value-type="float">
            <text:p>0.72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Fut-Sem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Perf-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Perf-Dep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Perf-Pass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Perf-SemDep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Pres-Act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Pres-Dep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-Pres-SemDep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FutAnt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FutAn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Fut-Act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Impa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Impa-Dep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Impa-Pass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Impa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erf-Act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erf-Dep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erf-Pass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erf-Sem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eriPerf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eriPqp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eriPqp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qp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qp-Dep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qp-Pass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qp-Sem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res-Act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res-Dep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res-Pass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Pres-SemDep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Um-N/A-Act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U-N/A-Act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U-N/A-Dep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503" calcext:value-type="float">
            <text:p>133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vg / total <text:s text:c="5"/>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172968" calcext:value-type="float">
            <text:p>17296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récision (Macro)</text:p>
          </table:table-cell>
          <table:table-cell office:value-type="string" calcext:value-type="string">
            <text:p>Précision (STD DEV)</text:p>
          </table:table-cell>
          <table:table-cell office:value-type="string" calcext:value-type="string">
            <text:p>Précision (Micro)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bes (hors N/A)</text:p>
          </table:table-cell>
          <table:table-cell table:style-name="ce4" table:formula="of:=AVERAGE([.B2:.B89])" office:value-type="float" office:value="0.652386363636363" calcext:value-type="float">
            <text:p>0.6524</text:p>
          </table:table-cell>
          <table:table-cell table:style-name="ce4" table:formula="of:=STDEV([.B2:.B89])" office:value-type="float" office:value="0.399177298545372" calcext:value-type="float">
            <text:p>0.3992</text:p>
          </table:table-cell>
          <table:table-cell table:style-name="ce4" table:number-matrix-columns-spanned="1" table:number-matrix-rows-spanned="1" table:formula="of:=SUMPRODUCT([.B2:.B89];[.E2:.E89])/SUM([.E2:.E89])" office:value-type="float" office:value="0.933567211453186" calcext:value-type="float">
            <text:p>0.9336</text:p>
          </table:table-cell>
          <table:table-cell table:formula="of:=SUM([.E2:.E89])" office:value-type="float" office:value="39465" calcext:value-type="float">
            <text:p>39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es simples</text:p>
          </table:table-cell>
          <table:table-cell table:style-name="ce4" table:formula="of:=AVERAGEIF([.F2:.F89];&quot;=n&quot;;[.B2:.B89])" office:value-type="float" office:value="0.94" calcext:value-type="float">
            <text:p>0.9400</text:p>
          </table:table-cell>
          <table:table-cell table:style-name="ce4" table:number-matrix-columns-spanned="1" table:number-matrix-rows-spanned="1" table:formula="of:=STDEV(IF([.F2:.F89]=&quot;n&quot;;[.B2:.B89]))" office:value-type="float" office:value="0.170069190072055" calcext:value-type="float">
            <text:p>0.1701</text:p>
          </table:table-cell>
          <table:table-cell table:style-name="ce4" table:number-matrix-columns-spanned="1" table:number-matrix-rows-spanned="1" table:formula="of:=SUMPRODUCT(IF([.F2:.F89]=&quot;n&quot;;[.B2:.B89]);IF([.F2:.F89]=&quot;n&quot;;[.E2:.E89]))/SUM(IF([.F2:.F89]=&quot;n&quot;;[.E2:.E89]))" office:value-type="float" office:value="0.977988737441607" calcext:value-type="float">
            <text:p>0.9780</text:p>
          </table:table-cell>
          <table:table-cell table:formula="of:=SUMIF([.F2:.F89];&quot;=n&quot;;[.E2:.E89])" office:value-type="float" office:value="31254" calcext:value-type="float">
            <text:p>31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es Composées</text:p>
          </table:table-cell>
          <table:table-cell table:style-name="ce4" table:formula="of:=AVERAGEIF([.F2:.F89];&quot;=o&quot;;[.B2:.B89])" office:value-type="float" office:value="0.371590909090909" calcext:value-type="float">
            <text:p>0.3716</text:p>
          </table:table-cell>
          <table:table-cell table:style-name="ce4" table:number-matrix-columns-spanned="1" table:number-matrix-rows-spanned="1" table:formula="of:=STDEV(IF([.F2:.F89]=&quot;o&quot;;[.B2:.B89]))" office:value-type="float" office:value="0.365474799066424" calcext:value-type="float">
            <text:p>0.3655</text:p>
          </table:table-cell>
          <table:table-cell table:style-name="ce4" table:number-matrix-columns-spanned="1" table:number-matrix-rows-spanned="1" table:formula="of:=SUMPRODUCT(IF([.F2:.F89]=&quot;o&quot;;[.B2:.B89]);IF([.F2:.F89]=&quot;o&quot;;[.E2:.E89]))/SUM(IF([.F2:.F89]=&quot;o&quot;;[.E2:.E89]))" office:value-type="float" office:value="0.737926326269378" calcext:value-type="float">
            <text:p>0.7379</text:p>
          </table:table-cell>
          <table:table-cell table:formula="of:=SUMIF([.F2:.F89];&quot;=o&quot;;[.E2:.E89])" office:value-type="float" office:value="7031" calcext:value-type="float">
            <text:p>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dont participe</text:p>
          </table:table-cell>
          <table:table-cell table:style-name="ce4" table:formula="of:=AVERAGEIF([.A3:.A89];&quot;&gt;=Par&quot;;[.B3:.B89])" office:value-type="float" office:value="0.599714285714286" calcext:value-type="float">
            <text:p>0.5997</text:p>
          </table:table-cell>
          <table:table-cell table:style-name="ce4" table:number-matrix-columns-spanned="1" table:number-matrix-rows-spanned="1" table:formula="of:=STDEV(IF([.A3:.A89]&gt;=&quot;Par&quot;;[.B3:.B89]))" office:value-type="float" office:value="0.40704448170198" calcext:value-type="float">
            <text:p>0.4070</text:p>
          </table:table-cell>
          <table:table-cell table:style-name="ce4" table:number-matrix-columns-spanned="1" table:number-matrix-rows-spanned="1" table:formula="of:=SUMPRODUCT(IF([.A3:.A89]&gt;=&quot;Par&quot;;[.B3:.B89]);IF([.A3:.A89]&gt;=&quot;Par&quot;;[.E3:.E89]))/SUM(IF([.A3:.A89]&gt;=&quot;Par&quot;;[.E3:.E89]))" office:value-type="float" office:value="0.886044417242284" calcext:value-type="float">
            <text:p>0.8860</text:p>
          </table:table-cell>
          <table:table-cell table:formula="of:=SUMIF([.A3:.A89];&quot;&gt;=Par&quot;;[.E3:.E89])" office:value-type="float" office:value="11437" calcext:value-type="float">
            <text:p>11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es “adjectivales” (supin, gérondif, adjectif verbal)</text:p>
          </table:table-cell>
          <table:table-cell table:style-name="ce4" table:formula="of:=AVERAGEIF([.F2:.F89];&quot;=n/a&quot;;[.B2:.B89])" office:value-type="float" office:value="0.906666666666667" calcext:value-type="float">
            <text:p>0.9067</text:p>
          </table:table-cell>
          <table:table-cell table:style-name="ce4" table:number-matrix-columns-spanned="1" table:number-matrix-rows-spanned="1" table:formula="of:=STDEV(IF([.F2:.F89]=&quot;n/a&quot;;[.B2:.B89]))" office:value-type="float" office:value="0.153866825534291" calcext:value-type="float">
            <text:p>0.1539</text:p>
          </table:table-cell>
          <table:table-cell table:style-name="ce4" table:number-matrix-columns-spanned="1" table:number-matrix-rows-spanned="1" table:formula="of:=SUMPRODUCT(IF([.F2:.F89]=&quot;n/a&quot;;[.B2:.B89]);IF([.F2:.F89]=&quot;n/a&quot;;[.E2:.E89]))/SUM(IF([.F2:.F89]=&quot;n/a&quot;;[.E2:.E89]))" office:value-type="float" office:value="0.922720338983051" calcext:value-type="float">
            <text:p>0.9227</text:p>
          </table:table-cell>
          <table:table-cell table:formula="of:=SUMIF([.F2:.F89];&quot;=n/a&quot;;[.E2:.E89])" office:value-type="float" office:value="1180" calcext:value-type="float">
            <text:p>1180</text:p>
          </table:table-cell>
          <table:table-cell table:number-columns-repeated="3"/>
        </table:table-row>
        <table:table-row table:style-name="ro1" table:number-rows-repeated="104847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Brut.F1:Brut.F1048576">
            <calcext:condition calcext:apply-style-name="Error" calcext:value="=&quot;n&quot;" calcext:base-cell-address="Brut.F1"/>
            <calcext:condition calcext:apply-style-name="Good" calcext:value="=&quot;o&quot;" calcext:base-cell-address="Brut.F1"/>
          </calcext:conditional-format>
        </calcext:conditional-formats>
      </table:table>
      <table:table table:name="Corrig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9"/>
        <table:table-column table:style-name="co7" table:default-cell-style-name="ce11"/>
        <table:table-column table:style-name="co6" table:default-cell-style-name="Default"/>
        <table:table-column table:style-name="co3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office:value-type="string" calcext:value-type="string">
            <text:p>Comprend un participe</text:p>
          </table:table-cell>
          <table:table-cell table:style-name="ce10" office:value-type="string" calcext:value-type="string">
            <text:p>targe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 </text:p>
          </table:table-cell>
          <table:table-cell office:value-type="string" calcext:value-type="string">
            <text:p>Comprend un participe</text:p>
          </table:table-cell>
        </table:table-row>
        <table:table-row table:style-name="ro1">
          <table:table-cell office:value-type="string" calcext:value-type="string">
            <text:p>Adj-N/A-Dep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j-N/A-Dep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61" calcext:value-type="float">
            <text:p>61</text:p>
          </table:table-cell>
          <table:table-cell table:formula="of:=[.F2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Adj-N/A-Pass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j-N/A-Pass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736" calcext:value-type="float">
            <text:p>736</text:p>
          </table:table-cell>
          <table:table-cell table:formula="of:=[.F3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Adj-N/A-SemDep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j-N/A-SemDep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[.F4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Ger-N/A-Act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r-N/A-Act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F5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Ger-N/A-Dep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r-N/A-Dep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67" calcext:value-type="float">
            <text:p>67</text:p>
          </table:table-cell>
          <table:table-cell table:formula="of:=[.F6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Ger-N/A-SemDe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r-N/A-SemDep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F7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Imp-Fut-Act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-Fut-Act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42" calcext:value-type="float">
            <text:p>142</text:p>
          </table:table-cell>
          <table:table-cell table:formula="of:=[.F8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mp-Fut-De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p-Fut-Dep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formula="of:=[.F9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Imp-Pres-Act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-Pres-Act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805" calcext:value-type="float">
            <text:p>805</text:p>
          </table:table-cell>
          <table:table-cell table:formula="of:=[.F10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mp-Pres-Dep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-Pres-Dep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54" calcext:value-type="float">
            <text:p>54</text:p>
          </table:table-cell>
          <table:table-cell table:formula="of:=[.F11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mp-Pres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-Pres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2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mp-Pres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-Pres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13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FutAnt-Act</text:p>
          </table:table-cell>
          <table:table-cell office:value-type="float" office:value="0.89" calcext:value-type="float">
            <text:p>0.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FutAnt-Act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242" calcext:value-type="float">
            <text:p>242</text:p>
          </table:table-cell>
          <table:table-cell table:formula="of:=[.F14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FutAnt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d-FutAnt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5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Ind-FutAn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d-FutAnt-Pass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6" calcext:value-type="float">
            <text:p>26</text:p>
          </table:table-cell>
          <table:table-cell table:formula="of:=[.F16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Ind-Fut-Act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Fut-Act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339" calcext:value-type="float">
            <text:p>1339</text:p>
          </table:table-cell>
          <table:table-cell table:formula="of:=[.F17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Fut-Dep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Fut-Dep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105" calcext:value-type="float">
            <text:p>105</text:p>
          </table:table-cell>
          <table:table-cell table:formula="of:=[.F18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Fut-Pass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Fut-Pass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18" calcext:value-type="float">
            <text:p>118</text:p>
          </table:table-cell>
          <table:table-cell table:formula="of:=[.F19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Fut-SemDe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Fut-SemDe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F20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Impa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Impa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6" calcext:value-type="float">
            <text:p>1336</text:p>
          </table:table-cell>
          <table:table-cell table:formula="of:=[.F21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Impa-Dep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Impa-Dep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13" calcext:value-type="float">
            <text:p>113</text:p>
          </table:table-cell>
          <table:table-cell table:formula="of:=[.F22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Impa-Pass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Impa-Pas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formula="of:=[.F23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Impa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Impa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F24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Perf-Act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Perf-Act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4056" calcext:value-type="float">
            <text:p>4056</text:p>
          </table:table-cell>
          <table:table-cell table:formula="of:=[.F25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Perf-Dep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erf-Pass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erf-SemDep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eriFu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eriPerf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eriPqp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eriPqp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qp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Pqp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table:formula="of:=[.F33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Pqp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qp-Pass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qp-SemDep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d-Pres-Act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8453" calcext:value-type="float">
            <text:p>84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Pres-Act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8453" calcext:value-type="float">
            <text:p>8453</text:p>
          </table:table-cell>
          <table:table-cell table:formula="of:=[.F37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Pres-Dep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Pres-Dep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689" calcext:value-type="float">
            <text:p>689</text:p>
          </table:table-cell>
          <table:table-cell table:formula="of:=[.F38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Pres-Pass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Pres-Pass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963" calcext:value-type="float">
            <text:p>963</text:p>
          </table:table-cell>
          <table:table-cell table:formula="of:=[.F39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d-Pres-SemDep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-Pres-SemDep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09" calcext:value-type="float">
            <text:p>109</text:p>
          </table:table-cell>
          <table:table-cell table:formula="of:=[.F40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f-Fut-Act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Fut-Dep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Fu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Fut-SemDep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Perf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-Perf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formula="of:=[.F45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f-Perf-Dep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Perf-Pass</text:p>
          </table:table-cell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Perf-SemDep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PeriFut-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PeriPqp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f-Pres-Act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-Pres-Act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3720" calcext:value-type="float">
            <text:p>3720</text:p>
          </table:table-cell>
          <table:table-cell table:formula="of:=[.F51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f-Pres-Dep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-Pres-Dep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428" calcext:value-type="float">
            <text:p>428</text:p>
          </table:table-cell>
          <table:table-cell table:formula="of:=[.F52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f-Pres-Pass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-Pres-Pass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854" calcext:value-type="float">
            <text:p>854</text:p>
          </table:table-cell>
          <table:table-cell table:formula="of:=[.F53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Inf-Pres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-Pres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F54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Par-Fut-Act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Fut-Act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445" calcext:value-type="float">
            <text:p>445</text:p>
          </table:table-cell>
          <table:table-cell table:formula="of:=[.F55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Fut-Dep</text:p>
          </table:table-cell>
          <table:table-cell office:value-type="float" office:value="0.72" calcext:value-type="float">
            <text:p>0.72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Fut-Dep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30" calcext:value-type="float">
            <text:p>30</text:p>
          </table:table-cell>
          <table:table-cell table:formula="of:=[.F56]" office:value-type="string" office:string-value="o" calcext:value-type="string">
            <text:p>o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-Fu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r-Fut-Sem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Fut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58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Perf-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Perf-A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59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Perf-Dep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Perf-Dep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653" calcext:value-type="float">
            <text:p>653</text:p>
          </table:table-cell>
          <table:table-cell table:formula="of:=[.F60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Perf-Pass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Perf-Pass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4391" calcext:value-type="float">
            <text:p>4391</text:p>
          </table:table-cell>
          <table:table-cell table:formula="of:=[.F61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Perf-SemDep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Perf-SemDep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58" calcext:value-type="float">
            <text:p>58</text:p>
          </table:table-cell>
          <table:table-cell table:formula="of:=[.F62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Pres-Act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Pres-Act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210" calcext:value-type="float">
            <text:p>1210</text:p>
          </table:table-cell>
          <table:table-cell table:formula="of:=[.F63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Pres-Dep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Pres-Dep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88" calcext:value-type="float">
            <text:p>188</text:p>
          </table:table-cell>
          <table:table-cell table:formula="of:=[.F64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Par-Pres-SemDep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-Pres-SemDep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formula="of:=[.F65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Sub-FutAnt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b-FutAnt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66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Sub-FutAn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b-FutAn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F67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Sub-Fut-Act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Impa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Impa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41" calcext:value-type="float">
            <text:p>1541</text:p>
          </table:table-cell>
          <table:table-cell table:formula="of:=[.F69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Impa-Dep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Impa-Dep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36" calcext:value-type="float">
            <text:p>136</text:p>
          </table:table-cell>
          <table:table-cell table:formula="of:=[.F70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Impa-Pass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Impa-Pass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formula="of:=[.F71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Impa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Impa-SemD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F72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Perf-Act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Perf-Act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459" calcext:value-type="float">
            <text:p>459</text:p>
          </table:table-cell>
          <table:table-cell table:formula="of:=[.F73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Perf-Dep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erf-Pass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erf-Sem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eriPerf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eriPqp-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eriPqp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qp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Pqp-A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table:formula="of:=[.F80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Pqp-Dep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qp-Pass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qp-SemD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b-Pres-Act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Pres-Act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2617" calcext:value-type="float">
            <text:p>2617</text:p>
          </table:table-cell>
          <table:table-cell table:formula="of:=[.F84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Pres-Dep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Pres-Dep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197" calcext:value-type="float">
            <text:p>197</text:p>
          </table:table-cell>
          <table:table-cell table:formula="of:=[.F85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Pres-Pass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Pres-Pass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332" calcext:value-type="float">
            <text:p>332</text:p>
          </table:table-cell>
          <table:table-cell table:formula="of:=[.F86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b-Pres-SemDep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-Pres-SemDep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table:formula="of:=[.F87]" office:value-type="string" office:string-value="n" calcext:value-type="string">
            <text:p>n</text:p>
          </table:table-cell>
        </table:table-row>
        <table:table-row table:style-name="ro1">
          <table:table-cell office:value-type="string" calcext:value-type="string">
            <text:p>SupUm-N/A-Act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pUm-N/A-Act</text:p>
          </table:table-cell>
          <table:table-cell office:value-type="float" office:value="0.92" calcext:value-type="float">
            <text:p>0.92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table:formula="of:=[.F88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SupU-N/A-Act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pU-N/A-Act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15" calcext:value-type="float">
            <text:p>15</text:p>
          </table:table-cell>
          <table:table-cell table:formula="of:=[.F89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SupU-N/A-Dep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pU-N/A-Dep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F90]" office:value-type="string" office:string-value="n/a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503" calcext:value-type="float">
            <text:p>133503</text:p>
          </table:table-cell>
          <table:table-cell/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503" calcext:value-type="float">
            <text:p>133503</text:p>
          </table:table-cell>
          <table:table-cell/>
        </table:table-row>
        <table:table-row table:style-name="ro1">
          <table:table-cell office:value-type="string" calcext:value-type="string">
            <text:p>avg / total <text:s text:c="5"/>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172968" calcext:value-type="float">
            <text:p>172968</text:p>
          </table:table-cell>
          <table:table-cell/>
          <table:table-cell office:value-type="string" calcext:value-type="string">
            <text:p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72968" calcext:value-type="float">
            <text:p>172968</text:p>
          </table:table-cell>
          <table:table-cell/>
        </table:table-row>
        <table:table-row table:style-name="ro1">
          <table:table-cell table:number-columns-repeated="6"/>
          <table:table-cell table:style-name="ce9"/>
          <table:table-cell table:number-columns-repeated="5"/>
        </table:table-row>
        <table:table-row table:style-name="ro1">
          <table:table-cell table:number-columns-repeated="6"/>
          <table:table-cell table:style-name="ce9" table:number-columns-repeated="5"/>
          <table:table-cell/>
        </table:table-row>
        <table:table-row table:style-name="ro1">
          <table:table-cell/>
          <table:table-cell office:value-type="string" calcext:value-type="string">
            <text:p>Précision (Macro)</text:p>
          </table:table-cell>
          <table:table-cell office:value-type="string" calcext:value-type="string">
            <text:p>Précision (STD DEV)</text:p>
          </table:table-cell>
          <table:table-cell office:value-type="string" calcext:value-type="string">
            <text:p>Précision (Micro)</text:p>
          </table:table-cell>
          <table:table-cell office:value-type="string" calcext:value-type="string">
            <text:p>Support</text:p>
          </table:table-cell>
          <table:table-cell/>
          <table:table-cell table:style-name="Default"/>
          <table:table-cell office:value-type="string" calcext:value-type="string">
            <text:p>Précision (Macro)</text:p>
          </table:table-cell>
          <table:table-cell office:value-type="string" calcext:value-type="string">
            <text:p>Précision (STD DEV)</text:p>
          </table:table-cell>
          <table:table-cell office:value-type="string" calcext:value-type="string">
            <text:p>Précision (Micro)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Verbes (hors N/A)</text:p>
          </table:table-cell>
          <table:table-cell table:style-name="ce4" table:formula="of:=AVERAGE([.B2:.B90])" office:value-type="float" office:value="0.652386363636363" calcext:value-type="float">
            <text:p>0.6524</text:p>
          </table:table-cell>
          <table:table-cell table:style-name="ce4" table:formula="of:=STDEV([.B2:.B90])" office:value-type="float" office:value="0.399177298545372" calcext:value-type="float">
            <text:p>0.3992</text:p>
          </table:table-cell>
          <table:table-cell table:style-name="ce4" table:number-matrix-columns-spanned="1" table:number-matrix-rows-spanned="1" table:formula="of:=SUMPRODUCT([.B2:.B90];[.E2:.E90])/SUM([.E2:.E90])" office:value-type="float" office:value="0.933567211453186" calcext:value-type="float">
            <text:p>0.9336</text:p>
          </table:table-cell>
          <table:table-cell table:formula="of:=SUM([.E2:.E90])" office:value-type="float" office:value="39465" calcext:value-type="float">
            <text:p>39465</text:p>
          </table:table-cell>
          <table:table-cell/>
          <table:table-cell table:style-name="Default" office:value-type="string" calcext:value-type="string">
            <text:p>Verbes (hors N/A)</text:p>
          </table:table-cell>
          <table:table-cell table:style-name="ce4" table:formula="of:=AVERAGE([.H2:.H90])" office:value-type="float" office:value="0.853333333333333" calcext:value-type="float">
            <text:p>0.8533</text:p>
          </table:table-cell>
          <table:table-cell table:style-name="ce4" table:formula="of:=STDEV([.H2:.H90])" office:value-type="float" office:value="0.297877614879547" calcext:value-type="float">
            <text:p>0.2979</text:p>
          </table:table-cell>
          <table:table-cell table:style-name="ce4" table:number-matrix-columns-spanned="1" table:number-matrix-rows-spanned="1" table:formula="of:=SUMPRODUCT([.H2:.H90];[.K2:.K90])/SUM([.K2:.K90])" office:value-type="float" office:value="0.966756873178766" calcext:value-type="float">
            <text:p>0.9668</text:p>
          </table:table-cell>
          <table:table-cell table:formula="of:=SUM([.K2:.K90])" office:value-type="float" office:value="39465" calcext:value-type="float">
            <text:p>39465</text:p>
          </table:table-cell>
          <table:table-cell/>
        </table:table-row>
        <table:table-row table:style-name="ro1">
          <table:table-cell office:value-type="string" calcext:value-type="string">
            <text:p>Formes simples</text:p>
          </table:table-cell>
          <table:table-cell table:style-name="ce4" table:formula="of:=AVERAGEIF([.F2:.F90];&quot;=n&quot;;[.B2:.B90])" office:value-type="float" office:value="0.94" calcext:value-type="float">
            <text:p>0.9400</text:p>
          </table:table-cell>
          <table:table-cell table:style-name="ce4" table:number-matrix-columns-spanned="1" table:number-matrix-rows-spanned="1" table:formula="of:=STDEV(IF([.F2:.F90]=&quot;n&quot;;[.B2:.B90]))" office:value-type="float" office:value="0.170069190072055" calcext:value-type="float">
            <text:p>0.1701</text:p>
          </table:table-cell>
          <table:table-cell table:style-name="ce4" table:number-matrix-columns-spanned="1" table:number-matrix-rows-spanned="1" table:formula="of:=SUMPRODUCT(IF([.F2:.F90]=&quot;n&quot;;[.B2:.B90]);IF([.F2:.F90]=&quot;n&quot;;[.E2:.E90]))/SUM(IF([.F2:.F90]=&quot;n&quot;;[.E2:.E90]))" office:value-type="float" office:value="0.977988737441607" calcext:value-type="float">
            <text:p>0.9780</text:p>
          </table:table-cell>
          <table:table-cell table:formula="of:=SUMIF([.F2:.F89];&quot;=n&quot;;[.E2:.E90])" office:value-type="float" office:value="31254" calcext:value-type="float">
            <text:p>31254</text:p>
          </table:table-cell>
          <table:table-cell/>
          <table:table-cell table:style-name="Default" office:value-type="string" calcext:value-type="string">
            <text:p>Formes simples</text:p>
          </table:table-cell>
          <table:table-cell table:style-name="ce4" table:formula="of:=AVERAGEIF([.L2:.L90];&quot;=n&quot;;[.H2:.H90])" office:value-type="float" office:value="0.94" calcext:value-type="float">
            <text:p>0.9400</text:p>
          </table:table-cell>
          <table:table-cell table:style-name="ce4" table:number-matrix-columns-spanned="1" table:number-matrix-rows-spanned="1" table:formula="of:=STDEV(IF([.L2:.L90]=&quot;n&quot;;[.H2:.H90]))" office:value-type="float" office:value="0.170121064158993" calcext:value-type="float">
            <text:p>0.1701</text:p>
          </table:table-cell>
          <table:table-cell table:style-name="ce4" table:number-matrix-columns-spanned="1" table:number-matrix-rows-spanned="1" table:formula="of:=SUMPRODUCT(IF([.L2:.L90]=&quot;n&quot;;[.H2:.H90]);IF([.L2:.L90]=&quot;n&quot;;[.K2:.K90]))/SUM(IF([.L2:.L90]=&quot;n&quot;;[.K2:.K90]))" office:value-type="float" office:value="0.978050809496384" calcext:value-type="float">
            <text:p>0.9781</text:p>
          </table:table-cell>
          <table:table-cell table:formula="of:=SUMIF([.L2:.L89];&quot;=n&quot;;[.K2:.K90])" office:value-type="float" office:value="31254" calcext:value-type="float">
            <text:p>31254</text:p>
          </table:table-cell>
          <table:table-cell/>
        </table:table-row>
        <table:table-row table:style-name="ro1">
          <table:table-cell office:value-type="string" calcext:value-type="string">
            <text:p>Formes Composées</text:p>
          </table:table-cell>
          <table:table-cell table:style-name="ce4" table:formula="of:=AVERAGEIF([.F2:.F90];&quot;=o&quot;;[.B2:.B90])" office:value-type="float" office:value="0.371590909090909" calcext:value-type="float">
            <text:p>0.3716</text:p>
          </table:table-cell>
          <table:table-cell table:style-name="ce4" table:number-matrix-columns-spanned="1" table:number-matrix-rows-spanned="1" table:formula="of:=STDEV(IF([.F2:.F90]=&quot;o&quot;;[.B2:.B90]))" office:value-type="float" office:value="0.365474799066424" calcext:value-type="float">
            <text:p>0.3655</text:p>
          </table:table-cell>
          <table:table-cell table:style-name="ce4" table:number-matrix-columns-spanned="1" table:number-matrix-rows-spanned="1" table:formula="of:=SUMPRODUCT(IF([.F2:.F90]=&quot;o&quot;;[.B2:.B90]);IF([.F2:.F90]=&quot;o&quot;;[.E2:.E90]))/SUM(IF([.F2:.F90]=&quot;o&quot;;[.E2:.E90]))" office:value-type="float" office:value="0.737926326269378" calcext:value-type="float">
            <text:p>0.7379</text:p>
          </table:table-cell>
          <table:table-cell table:formula="of:=SUMIF([.F2:.F89];&quot;=o&quot;;[.E2:.E90])" office:value-type="float" office:value="7031" calcext:value-type="float">
            <text:p>7031</text:p>
          </table:table-cell>
          <table:table-cell/>
          <table:table-cell table:style-name="Default" office:value-type="string" calcext:value-type="string">
            <text:p>Formes Composées</text:p>
          </table:table-cell>
          <table:table-cell table:style-name="ce4" table:formula="of:=AVERAGEIF([.L2:.L90];&quot;=o&quot;;[.H2:.H90])" office:value-type="float" office:value="0.623125" calcext:value-type="float">
            <text:p>0.6231</text:p>
          </table:table-cell>
          <table:table-cell table:style-name="ce4" table:number-matrix-columns-spanned="1" table:number-matrix-rows-spanned="1" table:formula="of:=STDEV(IF([.L2:.L90]=&quot;o&quot;;[.H2:.H90]))" office:value-type="float" office:value="0.450166173022067" calcext:value-type="float">
            <text:p>0.4502</text:p>
          </table:table-cell>
          <table:table-cell table:style-name="ce4" table:number-matrix-columns-spanned="1" table:number-matrix-rows-spanned="1" table:formula="of:=SUMPRODUCT(IF([.L2:.L90]=&quot;o&quot;;[.H2:.H90]);IF([.L2:.L90]=&quot;o&quot;;[.K2:.K90]))/SUM(IF([.L2:.L90]=&quot;o&quot;;[.K2:.K90]))" office:value-type="float" office:value="0.921251600056891" calcext:value-type="float">
            <text:p>0.9213</text:p>
          </table:table-cell>
          <table:table-cell table:formula="of:=SUMIF([.L2:.L89];&quot;=o&quot;;[.K2:.K90])" office:value-type="float" office:value="7031" calcext:value-type="float">
            <text:p>7031</text:p>
          </table:table-cell>
          <table:table-cell/>
        </table:table-row>
        <table:table-row table:style-name="ro1">
          <table:table-cell office:value-type="string" calcext:value-type="string">
            <text:p>- dont participe</text:p>
          </table:table-cell>
          <table:table-cell table:style-name="ce4" table:formula="of:=AVERAGEIF([.A3:.A90];&quot;&gt;=Par&quot;;[.B3:.B90])" office:value-type="float" office:value="0.599714285714286" calcext:value-type="float">
            <text:p>0.5997</text:p>
          </table:table-cell>
          <table:table-cell table:style-name="ce4" table:number-matrix-columns-spanned="1" table:number-matrix-rows-spanned="1" table:formula="of:=STDEV(IF([.A3:.A90]&gt;=&quot;Par&quot;;[.B3:.B90]))" office:value-type="float" office:value="0.40704448170198" calcext:value-type="float">
            <text:p>0.4070</text:p>
          </table:table-cell>
          <table:table-cell table:style-name="ce4" table:number-matrix-columns-spanned="1" table:number-matrix-rows-spanned="1" table:formula="of:=SUMPRODUCT(IF([.A3:.A90]&gt;=&quot;Par&quot;;[.B3:.B90]);IF([.A3:.A90]&gt;=&quot;Par&quot;;[.E3:.E90]))/SUM(IF([.A3:.A90]&gt;=&quot;Par&quot;;[.E3:.E90]))" office:value-type="float" office:value="0.886044417242284" calcext:value-type="float">
            <text:p>0.8860</text:p>
          </table:table-cell>
          <table:table-cell table:formula="of:=SUMIF([.A3:.A89];&quot;&gt;=Par&quot;;[.E3:.E90])" office:value-type="float" office:value="11430" calcext:value-type="float">
            <text:p>11430</text:p>
          </table:table-cell>
          <table:table-cell/>
          <table:table-cell table:style-name="Default" office:value-type="string" calcext:value-type="string">
            <text:p>- dont participe</text:p>
          </table:table-cell>
          <table:table-cell table:style-name="ce4" table:formula="of:=AVERAGEIF([.G3:.G90];&quot;&gt;=Par&quot;;[.H3:.H90])" office:value-type="float" office:value="0.801538461538462" calcext:value-type="float">
            <text:p>0.8015</text:p>
          </table:table-cell>
          <table:table-cell table:style-name="ce4" table:number-matrix-columns-spanned="1" table:number-matrix-rows-spanned="1" table:formula="of:=STDEV(IF([.G3:.G90]&gt;=&quot;Par&quot;;[.H3:.H90]))" office:value-type="float" office:value="0.354273253946073" calcext:value-type="float">
            <text:p>0.3543</text:p>
          </table:table-cell>
          <table:table-cell table:style-name="ce4" table:number-matrix-columns-spanned="1" table:number-matrix-rows-spanned="1" table:formula="of:=SUMPRODUCT(IF([.G3:.G90]&gt;=&quot;Par&quot;;[.H3:.H90]);IF([.G3:.G90]&gt;=&quot;Par&quot;;[.K3:.K90]))/SUM(IF([.G3:.G90]&gt;=&quot;Par&quot;;[.K3:.K90]))" office:value-type="float" office:value="0.94807221634688" calcext:value-type="float">
            <text:p>0.9481</text:p>
          </table:table-cell>
          <table:table-cell table:formula="of:=SUMIF([.G3:.G89];&quot;&gt;=Par&quot;;[.K3:.K90])" office:value-type="float" office:value="13231" calcext:value-type="float">
            <text:p>13231</text:p>
          </table:table-cell>
          <table:table-cell/>
        </table:table-row>
        <table:table-row table:style-name="ro1">
          <table:table-cell office:value-type="string" calcext:value-type="string">
            <text:p>Formes “adjectivales” (supin, gérondif, adjectif verbal)</text:p>
          </table:table-cell>
          <table:table-cell table:style-name="ce4" table:formula="of:=AVERAGEIF([.F2:.F90];&quot;=n/a&quot;;[.B2:.B90])" office:value-type="float" office:value="0.906666666666667" calcext:value-type="float">
            <text:p>0.9067</text:p>
          </table:table-cell>
          <table:table-cell table:style-name="ce4" table:number-matrix-columns-spanned="1" table:number-matrix-rows-spanned="1" table:formula="of:=STDEV(IF([.F2:.F90]=&quot;n/a&quot;;[.B2:.B90]))" office:value-type="float" office:value="0.153866825534291" calcext:value-type="float">
            <text:p>0.1539</text:p>
          </table:table-cell>
          <table:table-cell table:style-name="ce4" table:number-matrix-columns-spanned="1" table:number-matrix-rows-spanned="1" table:formula="of:=SUMPRODUCT(IF([.F2:.F90]=&quot;n/a&quot;;[.B2:.B90]);IF([.F2:.F90]=&quot;n/a&quot;;[.E2:.E90]))/SUM(IF([.F2:.F90]=&quot;n/a&quot;;[.E2:.E90]))" office:value-type="float" office:value="0.922720338983051" calcext:value-type="float">
            <text:p>0.9227</text:p>
          </table:table-cell>
          <table:table-cell table:formula="of:=SUMIF([.F2:.F89];&quot;=n/a&quot;;[.E2:.E90])" office:value-type="float" office:value="1173" calcext:value-type="float">
            <text:p>1173</text:p>
          </table:table-cell>
          <table:table-cell/>
          <table:table-cell table:style-name="Default" office:value-type="string" calcext:value-type="string">
            <text:p>Formes “adjectivales” (supin, gérondif, adjectif verbal)</text:p>
          </table:table-cell>
          <table:table-cell table:style-name="ce4" table:formula="of:=AVERAGEIF([.L2:.L90];&quot;=n/a&quot;;[.H2:.H90])" office:value-type="float" office:value="0.925555555555555" calcext:value-type="float">
            <text:p>0.9256</text:p>
          </table:table-cell>
          <table:table-cell table:style-name="ce4" table:number-matrix-columns-spanned="1" table:number-matrix-rows-spanned="1" table:formula="of:=STDEV(IF([.L2:.L90]=&quot;n/a&quot;;[.H2:.H90]))" office:value-type="float" office:value="0.0818704939387676" calcext:value-type="float">
            <text:p>0.0819</text:p>
          </table:table-cell>
          <table:table-cell table:style-name="ce4" table:number-matrix-columns-spanned="1" table:number-matrix-rows-spanned="1" table:formula="of:=SUMPRODUCT(IF([.L2:.L90]=&quot;n/a&quot;;[.H2:.H90]);IF([.L2:.L90]=&quot;n/a&quot;;[.K2:.K90]))/SUM(IF([.L2:.L90]=&quot;n/a&quot;;[.K2:.K90]))" office:value-type="float" office:value="0.938762711864407" calcext:value-type="float">
            <text:p>0.9388</text:p>
          </table:table-cell>
          <table:table-cell table:formula="of:=SUMIF([.L2:.L89];&quot;=n/a&quot;;[.K2:.K90])" office:value-type="float" office:value="1173" calcext:value-type="float">
            <text:p>1173</text:p>
          </table:table-cell>
          <table:table-cell/>
        </table:table-row>
        <table:table-row table:style-name="ro1">
          <table:table-cell table:number-columns-repeated="6"/>
          <table:table-cell table:style-name="ce9" table:number-columns-repeated="5"/>
          <table:table-cell/>
        </table:table-row>
        <table:table-row table:style-name="ro1" table:number-rows-repeated="13">
          <table:table-cell table:number-columns-repeated="6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Verbes (hors N/A)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Formes simples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Formes Composées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- dont participe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Formes “adjectivales” (supin, gérondif, adjectif verbal)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upport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office:value-type="float" office:value="39465" calcext:value-type="float">
            <text:p>3946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office:value-type="float" office:value="31254" calcext:value-type="float">
            <text:p>3125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office:value-type="float" office:value="7031" calcext:value-type="float">
            <text:p>703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office:value-type="float" office:value="13231" calcext:value-type="float">
            <text:p>1323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office:value-type="float" office:value="1173" calcext:value-type="float">
            <text:p>1173</text:p>
          </table:table-cell>
          <table:table-cell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Précision (Macro)</text:p>
          </table:table-cell>
          <table:table-cell office:value-type="string" calcext:value-type="string">
            <text:p>Précision (STD DEV)</text:p>
          </table:table-cell>
          <table:table-cell office:value-type="string" calcext:value-type="string">
            <text:p>Précision (Micro)</text:p>
          </table:table-cell>
          <table:table-cell table:style-name="Default" office:value-type="string" calcext:value-type="string">
            <text:p>Précision (Macro)</text:p>
          </table:table-cell>
          <table:table-cell table:style-name="Default" office:value-type="string" calcext:value-type="string">
            <text:p>Précision (STD DEV)</text:p>
          </table:table-cell>
          <table:table-cell office:value-type="string" calcext:value-type="string">
            <text:p>Précision (Micr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es (hors N/A)</text:p>
          </table:table-cell>
          <table:table-cell office:value-type="float" office:value="39465" calcext:value-type="float">
            <text:p>39465</text:p>
          </table:table-cell>
          <table:table-cell table:style-name="ce4" office:value-type="float" office:value="0.652386363636363" calcext:value-type="float">
            <text:p>0.6524</text:p>
          </table:table-cell>
          <table:table-cell table:style-name="ce4" office:value-type="float" office:value="0.399177298545372" calcext:value-type="float">
            <text:p>0.3992</text:p>
          </table:table-cell>
          <table:table-cell table:style-name="ce4" office:value-type="float" office:value="0.933567211453186" calcext:value-type="float">
            <text:p>0.9336</text:p>
          </table:table-cell>
          <table:table-cell table:style-name="ce4" office:value-type="float" office:value="0.853333333333333" calcext:value-type="float">
            <text:p>0.8533</text:p>
          </table:table-cell>
          <table:table-cell table:style-name="ce4" office:value-type="float" office:value="0.297877614879547" calcext:value-type="float">
            <text:p>0.2979</text:p>
          </table:table-cell>
          <table:table-cell table:style-name="ce4" office:value-type="float" office:value="0.966756873178766" calcext:value-type="float">
            <text:p>0.9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es simples</text:p>
          </table:table-cell>
          <table:table-cell office:value-type="float" office:value="31254" calcext:value-type="float">
            <text:p>31254</text:p>
          </table:table-cell>
          <table:table-cell table:style-name="ce4" office:value-type="float" office:value="0.94" calcext:value-type="float">
            <text:p>0.9400</text:p>
          </table:table-cell>
          <table:table-cell table:style-name="ce4" office:value-type="float" office:value="0.170069190072055" calcext:value-type="float">
            <text:p>0.1701</text:p>
          </table:table-cell>
          <table:table-cell table:style-name="ce4" office:value-type="float" office:value="0.977988737441607" calcext:value-type="float">
            <text:p>0.9780</text:p>
          </table:table-cell>
          <table:table-cell table:style-name="ce4" office:value-type="float" office:value="0.94" calcext:value-type="float">
            <text:p>0.9400</text:p>
          </table:table-cell>
          <table:table-cell table:style-name="ce4" office:value-type="float" office:value="0.170121064158993" calcext:value-type="float">
            <text:p>0.1701</text:p>
          </table:table-cell>
          <table:table-cell table:style-name="ce4" office:value-type="float" office:value="0.978050809496384" calcext:value-type="float">
            <text:p>0.9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es Composées</text:p>
          </table:table-cell>
          <table:table-cell office:value-type="float" office:value="7031" calcext:value-type="float">
            <text:p>7031</text:p>
          </table:table-cell>
          <table:table-cell table:style-name="ce4" office:value-type="float" office:value="0.371590909090909" calcext:value-type="float">
            <text:p>0.3716</text:p>
          </table:table-cell>
          <table:table-cell table:style-name="ce4" office:value-type="float" office:value="0.365474799066424" calcext:value-type="float">
            <text:p>0.3655</text:p>
          </table:table-cell>
          <table:table-cell table:style-name="ce4" office:value-type="float" office:value="0.737926326269378" calcext:value-type="float">
            <text:p>0.7379</text:p>
          </table:table-cell>
          <table:table-cell table:style-name="ce4" office:value-type="float" office:value="0.623125" calcext:value-type="float">
            <text:p>0.6231</text:p>
          </table:table-cell>
          <table:table-cell table:style-name="ce4" office:value-type="float" office:value="0.450166173022067" calcext:value-type="float">
            <text:p>0.4502</text:p>
          </table:table-cell>
          <table:table-cell table:style-name="ce4" office:value-type="float" office:value="0.921251600056891" calcext:value-type="float">
            <text:p>0.9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dont participe</text:p>
          </table:table-cell>
          <table:table-cell office:value-type="float" office:value="11430" calcext:value-type="float">
            <text:p>11430</text:p>
          </table:table-cell>
          <table:table-cell table:style-name="ce4" office:value-type="float" office:value="0.599714285714286" calcext:value-type="float">
            <text:p>0.5997</text:p>
          </table:table-cell>
          <table:table-cell table:style-name="ce4" office:value-type="float" office:value="0.40704448170198" calcext:value-type="float">
            <text:p>0.4070</text:p>
          </table:table-cell>
          <table:table-cell table:style-name="ce4" office:value-type="float" office:value="0.886044417242284" calcext:value-type="float">
            <text:p>0.8860</text:p>
          </table:table-cell>
          <table:table-cell table:style-name="ce4" office:value-type="float" office:value="0.801538461538462" calcext:value-type="float">
            <text:p>0.8015</text:p>
          </table:table-cell>
          <table:table-cell table:style-name="ce4" office:value-type="float" office:value="0.354273253946073" calcext:value-type="float">
            <text:p>0.3543</text:p>
          </table:table-cell>
          <table:table-cell table:style-name="ce4" office:value-type="float" office:value="0.94807221634688" calcext:value-type="float">
            <text:p>0.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es “adjectivales” (supin, gérondif, adjectif verbal)</text:p>
          </table:table-cell>
          <table:table-cell office:value-type="float" office:value="1173" calcext:value-type="float">
            <text:p>1173</text:p>
          </table:table-cell>
          <table:table-cell table:style-name="ce4" office:value-type="float" office:value="0.906666666666667" calcext:value-type="float">
            <text:p>0.9067</text:p>
          </table:table-cell>
          <table:table-cell table:style-name="ce4" office:value-type="float" office:value="0.153866825534291" calcext:value-type="float">
            <text:p>0.1539</text:p>
          </table:table-cell>
          <table:table-cell table:style-name="ce4" office:value-type="float" office:value="0.922720338983051" calcext:value-type="float">
            <text:p>0.9227</text:p>
          </table:table-cell>
          <table:table-cell table:style-name="ce4" office:value-type="float" office:value="0.925555555555555" calcext:value-type="float">
            <text:p>0.9256</text:p>
          </table:table-cell>
          <table:table-cell table:style-name="ce4" office:value-type="float" office:value="0.0818704939387676" calcext:value-type="float">
            <text:p>0.0819</text:p>
          </table:table-cell>
          <table:table-cell table:style-name="ce4" office:value-type="float" office:value="0.938762711864407" calcext:value-type="float">
            <text:p>0.9388</text:p>
          </table:table-cell>
          <table:table-cell table:number-columns-repeated="4"/>
        </table:table-row>
        <table:table-row table:style-name="ro1" table:number-rows-repeated="258">
          <table:table-cell table:number-columns-repeated="6"/>
          <table:table-cell table:style-name="ce9"/>
          <table:table-cell table:number-columns-repeated="5"/>
        </table:table-row>
        <table:table-row table:style-name="ro1" table:number-rows-repeated="104818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orrigé.F134:Corrigé.F1048576 Corrigé.F1:Corrigé.F56 Corrigé.L1:Corrigé.L1048576 Corrigé.G94:Corrigé.K94 Corrigé.G93:Corrigé.G93 Corrigé.H101:Corrigé.K101 Corrigé.G134:Corrigé.G391 Corrigé.F58:Corrigé.F127 Corrigé.G101:Corrigé.G127">
            <calcext:condition calcext:apply-style-name="Error" calcext:value="=&quot;n&quot;" calcext:base-cell-address="Corrigé.F1"/>
            <calcext:condition calcext:apply-style-name="Good" calcext:value="=&quot;o&quot;" calcext:base-cell-address="Corrigé.F1"/>
          </calcext:conditional-format>
          <calcext:conditional-format calcext:target-range-address="Corrigé.G134:Corrigé.G1048576 Corrigé.G1:Corrigé.G25 Corrigé.G33:Corrigé.G33 Corrigé.G37:Corrigé.G40 Corrigé.G45:Corrigé.G45 Corrigé.G51:Corrigé.G67 Corrigé.G69:Corrigé.G73 Corrigé.G80:Corrigé.G80 Corrigé.G84:Corrigé.G92 Corrigé.G102:Corrigé.G127">
            <calcext:condition calcext:apply-style-name="Neutral" calcext:value="=[.$A1]" calcext:base-cell-address="Corrigé.G1"/>
          </calcext:conditional-format>
        </calcext:conditional-formats>
      </table:table>
      <table:table table:name="Sheet2" table:style-name="ta1"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rain</text:p>
          </table:table-cell>
          <table:table-cell/>
        </table:table-row>
        <table:table-row table:style-name="ro1">
          <table:table-cell office:value-type="string" calcext:value-type="string">
            <text:p>Par-Fut-Act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445" calcext:value-type="float">
            <text:p>445</text:p>
          </table:table-cell>
          <table:table-cell office:value-type="float" office:value="46" calcext:value-type="float">
            <text:p>46</text:p>
          </table:table-cell>
          <table:table-cell office:value-type="float" office:value="3908" calcext:value-type="float">
            <text:p>3908</text:p>
          </table:table-cell>
          <table:table-cell/>
        </table:table-row>
        <table:table-row table:style-name="ro1">
          <table:table-cell office:value-type="string" calcext:value-type="string">
            <text:p>Par-Fut-De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Par-Fut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Par-Fut-SemDe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ar-Perf-A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-Perf-Dep</text:p>
          </table:table-cell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  <table:table-cell office:value-type="float" office:value="3267" calcext:value-type="float">
            <text:p>3267</text:p>
          </table:table-cell>
          <table:table-cell office:value-type="float" office:value="653" calcext:value-type="float">
            <text:p>653</text:p>
          </table:table-cell>
          <table:table-cell office:value-type="float" office:value="65" calcext:value-type="float">
            <text:p>65</text:p>
          </table:table-cell>
          <table:table-cell office:value-type="float" office:value="6203" calcext:value-type="float">
            <text:p>6203</text:p>
          </table:table-cell>
          <table:table-cell/>
        </table:table-row>
        <table:table-row table:style-name="ro1">
          <table:table-cell office:value-type="string" calcext:value-type="string">
            <text:p>Par-Perf-Pass</text:p>
          </table:table-cell>
          <table:table-cell office:value-type="float" office:value="2927" calcext:value-type="float">
            <text:p>2927</text:p>
          </table:table-cell>
          <table:table-cell office:value-type="float" office:value="309" calcext:value-type="float">
            <text:p>309</text:p>
          </table:table-cell>
          <table:table-cell office:value-type="float" office:value="25334" calcext:value-type="float">
            <text:p>25334</text:p>
          </table:table-cell>
          <table:table-cell office:value-type="float" office:value="4391" calcext:value-type="float">
            <text:p>4391</text:p>
          </table:table-cell>
          <table:table-cell office:value-type="float" office:value="526" calcext:value-type="float">
            <text:p>526</text:p>
          </table:table-cell>
          <table:table-cell office:value-type="float" office:value="38030" calcext:value-type="float">
            <text:p>38030</text:p>
          </table:table-cell>
          <table:table-cell/>
        </table:table-row>
        <table:table-row table:style-name="ro1">
          <table:table-cell office:value-type="string" calcext:value-type="string">
            <text:p>Par-Perf-SemDe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Par-Pres-Act</text:p>
          </table:table-cell>
          <table:table-cell office:value-type="float" office:value="1210" calcext:value-type="float">
            <text:p>1210</text:p>
          </table:table-cell>
          <table:table-cell office:value-type="float" office:value="137" calcext:value-type="float">
            <text:p>137</text:p>
          </table:table-cell>
          <table:table-cell office:value-type="float" office:value="10935" calcext:value-type="float">
            <text:p>10935</text:p>
          </table:table-cell>
          <table:table-cell office:value-type="float" office:value="1210" calcext:value-type="float">
            <text:p>1210</text:p>
          </table:table-cell>
          <table:table-cell office:value-type="float" office:value="137" calcext:value-type="float">
            <text:p>137</text:p>
          </table:table-cell>
          <table:table-cell office:value-type="float" office:value="10935" calcext:value-type="float">
            <text:p>10935</text:p>
          </table:table-cell>
          <table:table-cell/>
        </table:table-row>
        <table:table-row table:style-name="ro1">
          <table:table-cell office:value-type="string" calcext:value-type="string">
            <text:p>Par-Pres-Dep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493" calcext:value-type="float">
            <text:p>1493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493" calcext:value-type="float">
            <text:p>1493</text:p>
          </table:table-cell>
          <table:table-cell/>
        </table:table-row>
        <table:table-row table:style-name="ro1">
          <table:table-cell office:value-type="string" calcext:value-type="string">
            <text:p>Par-Pres-P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-Pres-SemDe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</text:p>
          </table:table-cell>
          <table:table-cell office:value-type="float" office:value="77907" calcext:value-type="float">
            <text:p>77907</text:p>
          </table:table-cell>
          <table:table-cell office:value-type="float" office:value="986" calcext:value-type="float">
            <text:p>986</text:p>
          </table:table-cell>
          <table:table-cell office:value-type="float" office:value="8971" calcext:value-type="float">
            <text:p>89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c</text:p>
          </table:table-cell>
          <table:table-cell office:value-type="float" office:value="76213" calcext:value-type="float">
            <text:p>76213</text:p>
          </table:table-cell>
          <table:table-cell office:value-type="float" office:value="925" calcext:value-type="float">
            <text:p>925</text:p>
          </table:table-cell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ut</text:p>
          </table:table-cell>
          <table:table-cell office:value-type="float" office:value="73899" calcext:value-type="float">
            <text:p>73899</text:p>
          </table:table-cell>
          <table:table-cell office:value-type="float" office:value="993" calcext:value-type="float">
            <text:p>993</text:p>
          </table:table-cell>
          <table:table-cell office:value-type="float" office:value="8119" calcext:value-type="float">
            <text:p>81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float" office:value="63304" calcext:value-type="float">
            <text:p>63304</text:p>
          </table:table-cell>
          <table:table-cell office:value-type="float" office:value="789" calcext:value-type="float">
            <text:p>789</text:p>
          </table:table-cell>
          <table:table-cell office:value-type="float" office:value="7136" calcext:value-type="float">
            <text:p>71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cFem</text:p>
          </table:table-cell>
          <table:table-cell office:value-type="float" office:value="26492" calcext:value-type="float">
            <text:p>26492</text:p>
          </table:table-cell>
          <table:table-cell office:value-type="float" office:value="322" calcext:value-type="float">
            <text:p>322</text:p>
          </table:table-cell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cNeut</text:p>
          </table:table-cell>
          <table:table-cell office:value-type="float" office:value="61031" calcext:value-type="float">
            <text:p>61031</text:p>
          </table:table-cell>
          <table:table-cell office:value-type="float" office:value="743" calcext:value-type="float">
            <text:p>743</text:p>
          </table:table-cell>
          <table:table-cell office:value-type="float" office:value="6671" calcext:value-type="float">
            <text:p>66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float" office:value="1153885" calcext:value-type="float">
            <text:p>1153885</text:p>
          </table:table-cell>
          <table:table-cell office:value-type="float" office:value="14788" calcext:value-type="float">
            <text:p>14788</text:p>
          </table:table-cell>
          <table:table-cell office:value-type="float" office:value="130465" calcext:value-type="float">
            <text:p>1304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Dont NOM</text:p>
          </table:table-cell>
          <table:table-cell office:value-type="float" office:value="433117" calcext:value-type="float">
            <text:p>433117</text:p>
          </table:table-cell>
          <table:table-cell office:value-type="float" office:value="5634" calcext:value-type="float">
            <text:p>5634</text:p>
          </table:table-cell>
          <table:table-cell office:value-type="float" office:value="48840" calcext:value-type="float">
            <text:p>48840</text:p>
          </table:table-cell>
          <table:table-cell table:number-columns-repeated="3"/>
        </table:table-row>
      </table:table>
      <table:table table:name="Sheet4" table:style-name="ta1">
        <table:table-column table:style-name="co11" table:default-cell-style-name="ce12"/>
        <table:table-column table:style-name="co3" table:number-columns-repeated="3" table:default-cell-style-name="ce1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DJ</text:p>
          </table:table-cell>
          <table:table-cell/>
        </table:table-row>
        <table:table-row table:style-name="ro1">
          <table:table-cell table:style-name="ce13" office:value-type="string" calcext:value-type="string">
            <text:p>Com</text:p>
          </table:table-cell>
          <table:table-cell office:value-type="float" office:value="30004" calcext:value-type="float">
            <text:p>30 004</text:p>
          </table:table-cell>
          <table:table-cell office:value-type="float" office:value="14841" calcext:value-type="float">
            <text:p>14 841</text:p>
          </table:table-cell>
          <table:table-cell office:value-type="float" office:value="26384" calcext:value-type="float">
            <text:p>26 384</text:p>
          </table:table-cell>
          <table:table-cell/>
        </table:table-row>
        <table:table-row table:style-name="ro1">
          <table:table-cell table:style-name="ce13" office:value-type="string" calcext:value-type="string">
            <text:p>Fem</text:p>
          </table:table-cell>
          <table:table-cell office:value-type="float" office:value="37177" calcext:value-type="float">
            <text:p>37 177</text:p>
          </table:table-cell>
          <table:table-cell office:value-type="float" office:value="16393" calcext:value-type="float">
            <text:p>16 393</text:p>
          </table:table-cell>
          <table:table-cell office:value-type="float" office:value="34292" calcext:value-type="float">
            <text:p>34 292</text:p>
          </table:table-cell>
          <table:table-cell/>
        </table:table-row>
        <table:table-row table:style-name="ro1">
          <table:table-cell table:style-name="ce13" office:value-type="string" calcext:value-type="string">
            <text:p>Masc</text:p>
          </table:table-cell>
          <table:table-cell office:value-type="float" office:value="42598" calcext:value-type="float">
            <text:p>42 598</text:p>
          </table:table-cell>
          <table:table-cell office:value-type="float" office:value="18785" calcext:value-type="float">
            <text:p>18 785</text:p>
          </table:table-cell>
          <table:table-cell office:value-type="float" office:value="24331" calcext:value-type="float">
            <text:p>24 331</text:p>
          </table:table-cell>
          <table:table-cell/>
        </table:table-row>
        <table:table-row table:style-name="ro1">
          <table:table-cell table:style-name="ce13" office:value-type="string" calcext:value-type="string">
            <text:p>MascFem</text:p>
          </table:table-cell>
          <table:table-cell office:value-type="float" office:value="8398" calcext:value-type="float">
            <text:p>8 398</text:p>
          </table:table-cell>
          <table:table-cell office:value-type="float" office:value="3968" calcext:value-type="float">
            <text:p>3 968</text:p>
          </table:table-cell>
          <table:table-cell office:value-type="float" office:value="17477" calcext:value-type="float">
            <text:p>17 477</text:p>
          </table:table-cell>
          <table:table-cell/>
        </table:table-row>
        <table:table-row table:style-name="ro1">
          <table:table-cell table:style-name="ce13" office:value-type="string" calcext:value-type="string">
            <text:p>MascNeut</text:p>
          </table:table-cell>
          <table:table-cell office:value-type="float" office:value="25459" calcext:value-type="float">
            <text:p>25 459</text:p>
          </table:table-cell>
          <table:table-cell office:value-type="float" office:value="12170" calcext:value-type="float">
            <text:p>12 170</text:p>
          </table:table-cell>
          <table:table-cell office:value-type="float" office:value="30815" calcext:value-type="float">
            <text:p>30 815</text:p>
          </table:table-cell>
          <table:table-cell/>
        </table:table-row>
        <table:table-row table:style-name="ro1">
          <table:table-cell table:style-name="ce13" office:value-type="string" calcext:value-type="string">
            <text:p>Neut</text:p>
          </table:table-cell>
          <table:table-cell office:value-type="float" office:value="46479" calcext:value-type="float">
            <text:p>46 479</text:p>
          </table:table-cell>
          <table:table-cell office:value-type="float" office:value="11151" calcext:value-type="float">
            <text:p>11 151</text:p>
          </table:table-cell>
          <table:table-cell office:value-type="float" office:value="25381" calcext:value-type="float">
            <text:p>25 381</text:p>
          </table:table-cell>
          <table:table-cell/>
        </table:table-row>
        <table:table-row table:style-name="ro1" table:number-rows-repeated="6"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MascNeut</text:p>
          </table:table-cell>
          <table:table-cell office:value-type="string" calcext:value-type="string">
            <text:p>MascFem</text:p>
          </table:table-cell>
          <table:table-cell office:value-type="string" calcext:value-type="string">
            <text:p>Com</text:p>
          </table:table-cell>
          <table:table-cell table:style-name="ce13"/>
        </table:table-row>
        <table:table-row table:style-name="ro1">
          <table:table-cell office:value-type="float" office:value="0" calcext:value-type="float">
            <text:p><text:s/>0</text:p>
          </table:table-cell>
          <table:table-cell office:value-type="float" office:value="783" calcext:value-type="float">
            <text:p><text:s/>783</text:p>
          </table:table-cell>
          <table:table-cell office:value-type="float" office:value="653" calcext:value-type="float">
            <text:p><text:s/>653</text:p>
          </table:table-cell>
          <table:table-cell office:value-type="float" office:value="1478" calcext:value-type="float">
            <text:p>1 478</text:p>
          </table:table-cell>
          <table:table-cell table:style-name="ce13"/>
        </table:table-row>
        <table:table-row table:style-name="ro1">
          <table:table-cell office:value-type="float" office:value="1" calcext:value-type="float">
            <text:p><text:s/>1</text:p>
          </table:table-cell>
          <table:table-cell office:value-type="float" office:value="219" calcext:value-type="float">
            <text:p><text:s/>219</text:p>
          </table:table-cell>
          <table:table-cell office:value-type="float" office:value="3863" calcext:value-type="float">
            <text:p>3 863</text:p>
          </table:table-cell>
          <table:table-cell office:value-type="float" office:value="33" calcext:value-type="float">
            <text:p><text:s/>33</text:p>
          </table:table-cell>
          <table:table-cell table:style-name="ce13"/>
        </table:table-row>
        <table:table-row table:style-name="ro1">
          <table:table-cell office:value-type="float" office:value="2" calcext:value-type="float">
            <text:p><text:s/>2</text:p>
          </table:table-cell>
          <table:table-cell office:value-type="float" office:value="65852" calcext:value-type="float">
            <text:p>65 852</text:p>
          </table:table-cell>
          <table:table-cell office:value-type="float" office:value="25155" calcext:value-type="float">
            <text:p>25 155</text:p>
          </table:table-cell>
          <table:table-cell office:value-type="float" office:value="2512" calcext:value-type="float">
            <text:p>2 512</text:p>
          </table:table-cell>
          <table:table-cell table:style-name="ce13"/>
        </table:table-row>
        <table:table-row table:style-name="ro1">
          <table:table-cell office:value-type="float" office:value="3" calcext:value-type="float">
            <text:p><text:s/>3</text:p>
          </table:table-cell>
          <table:table-cell office:value-type="float" office:value="1591" calcext:value-type="float">
            <text:p>1 591</text:p>
          </table:table-cell>
          <table:table-cell office:value-type="float" office:value="172" calcext:value-type="float">
            <text:p><text:s/>172</text:p>
          </table:table-cell>
          <table:table-cell office:value-type="float" office:value="67206" calcext:value-type="float">
            <text:p>67 206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09:02:39.997654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7T08:54:05.665141025</meta:creation-date>
    <dc:date>2020-03-18T15:49:17.774853222</dc:date>
    <meta:editing-duration>PT5H58M9S</meta:editing-duration>
    <meta:editing-cycles>11</meta:editing-cycles>
    <meta:generator>LibreOffice/6.3.2.2$Linux_X86_64 LibreOffice_project/30$Build-2</meta:generator>
    <meta:document-statistic meta:table-count="4" meta:cell-count="1780" meta:object-count="0"/>
  </office:meta>
</office:document-meta>
</file>